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95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3.995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4.286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row table:style-name="ro1">
          <table:table-cell office:value-type="string" calcext:value-type="string">
            <text:p>Connector (adapter) Pins</text:p>
          </table:table-cell>
          <table:table-cell office:value-type="string" calcext:value-type="string">
            <text:p>Panel Pins</text:p>
          </table:table-cell>
          <table:table-cell/>
          <table:table-cell office:value-type="string" calcext:value-type="string">
            <text:p>Pins Name ST7701</text:p>
          </table:table-cell>
          <table:table-cell office:value-type="string" calcext:value-type="string">
            <text:p>Mango Pins</text:p>
          </table:table-cell>
          <table:table-cell office:value-type="string" calcext:value-type="string">
            <text:p>Mango Names</text:p>
          </table:table-cell>
          <table:table-cell office:value-type="string" calcext:value-type="string">
            <text:p>Mango Pins</text:p>
          </table:table-cell>
          <table:table-cell office:value-type="string" calcext:value-type="string">
            <text:p>Mango Names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2" table:number-rows-spanned="1">
            <text:p>That's right</text:p>
          </table:table-cell>
          <table:covered-table-cell/>
          <table:table-cell table:style-name="ce2" office:value-type="string" calcext:value-type="string" table:number-columns-spanned="2" table:number-rows-spanned="1">
            <text:p>That's how it works</text:p>
          </table:table-cell>
          <table:covered-table-cell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R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D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L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U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CI 3V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OVCC 3V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DO</text:p>
          </table:table-cell>
          <table:table-cell table:number-columns-repeated="10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DI</text:p>
          </table:table-cell>
          <table:table-cell/>
          <table:table-cell office:value-type="string" calcext:value-type="string">
            <text:p>PE1</text:p>
          </table:table-cell>
          <table:table-cell/>
          <table:table-cell office:value-type="string" calcext:value-type="string">
            <text:p>PE1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PE0</text:p>
          </table:table-cell>
          <table:table-cell/>
          <table:table-cell office:value-type="string" calcext:value-type="string">
            <text:p>PE0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S</text:p>
          </table:table-cell>
          <table:table-cell/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PE4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B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0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B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B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7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B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6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DB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5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DB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4</text:p>
          </table:table-cell>
          <table:table-cell table:number-columns-repeated="101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B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DB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B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0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B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1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DB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7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DB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6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DB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5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B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4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DB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3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DB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2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DB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0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DB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table:number-columns-repeated="101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DB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7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DB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6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DB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5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DB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4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DB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DB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D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DOTCLK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SYNC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VSYNC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LED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NC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LED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3-05-31T10:09:25Z</meta:creation-date>
    <dc:date>2023-09-11T16:10:15.035883552</dc:date>
    <meta:editing-cycles>2</meta:editing-cycles>
    <meta:editing-duration>PT1H7M18S</meta:editing-duration>
    <meta:document-statistic meta:table-count="1" meta:cell-count="268" meta:object-count="0"/>
  </office:meta>
</office:document-meta>
</file>